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 fo:color="#000000"/>
    </style:style>
    <style:style style:name="P2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Menlo" fo:font-size="11.0pt" fo:color="#000000"/>
    </style:style>
    <style:style style:name="P3" style:family="paragraph" style:parent-style-name="Standard">
      <style:paragraph-properties>
        <style:tab-stops>
          <style:tab-stop style:position="0.4458in"/>
        </style:tab-stops>
      </style:paragraph-properties>
      <style:text-properties style:font-name="Menlo" fo:font-size="11.0pt"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5 </text:p>
      <text:p text:style-name="P1">3 6 7 6 7 6</text:p>
      <text:p text:style-name="P1">5 3</text:p>
      <text:p text:style-name="P1"/>
      <text:p text:style-name="P1">3</text:p>
      <text:p text:style-name="P1">a1</text:p>
      <text:p text:style-name="P1">X</text:p>
      <text:p text:style-name="P1">0 1 1 1 0</text:p>
      <text:p text:style-name="P1">0 0 1 0 1</text:p>
      <text:p text:style-name="P1">1 1 1 1 1 0 <text:s/></text:p>
      <text:p text:style-name="P1">0 0 0 1 1 1</text:p>
      <text:p text:style-name="P1">1 1 1 0 1 1 0 </text:p>
      <text:p text:style-name="P1">0 1 1 0 1 0 0</text:p>
      <text:p text:style-name="P1">0 1 1 1 0 0 <text:s/></text:p>
      <text:p text:style-name="P1">1 0 0 1 1 0</text:p>
      <text:p text:style-name="P1">1 1 1 0 1 1 0 </text:p>
      <text:p text:style-name="P1">0 1 1 0 1 1 1</text:p>
      <text:p text:style-name="P1">1 1 1 1 1 0 <text:s/></text:p>
      <text:p text:style-name="P1">0 1 0 1 0 0</text:p>
      <text:p text:style-name="P1"/>
      <text:p text:style-name="P1">a2</text:p>
      <text:p text:style-name="P1">X</text:p>
      <text:p text:style-name="P1">0 1 1 0 1</text:p>
      <text:p text:style-name="P1">1 1 0 0 0</text:p>
      <text:p text:style-name="P1">0 1 1 1 0 0 <text:s/></text:p>
      <text:p text:style-name="P1">1 0 0 1 1 0</text:p>
      <text:p text:style-name="P1">1 1 1 0 1 1 0 </text:p>
      <text:p text:style-name="P1">0 1 1 0 1 1 1</text:p>
      <text:p text:style-name="P1">1 1 1 1 1 0 <text:s/></text:p>
      <text:p text:style-name="P1">0 1 0 1 0 0</text:p>
      <text:p text:style-name="P1">1 1 1 1 1 0 0 </text:p>
      <text:p text:style-name="P1">0 0 1 1 1 0 0</text:p>
      <text:p text:style-name="P1">1 1 1 0 1 1 <text:s/></text:p>
      <text:p text:style-name="P1">0 0 1 1 0 1</text:p>
      <text:p text:style-name="P1"/>
      <text:p text:style-name="P1">b3</text:p>
      <text:p text:style-name="P1">Y</text:p>
      <text:p text:style-name="P1">1 0 1 0 0 </text:p>
      <text:p text:style-name="P1">1 0 0</text:p>
      <text:p text:style-name="P1">1 1 1 1 1 0 <text:s/></text:p>
      <text:p text:style-name="P1">1 1 0 1 1 0</text:p>
      <text:p text:style-name="P1">1 1 1 0 1 1 0 </text:p>
      <text:p text:style-name="P1">0 1 1 0 1 0 0</text:p>
      <text:p text:style-name="P1">0 1 1 1 0 0 <text:s/></text:p>
      <text:p text:style-name="P1">1 0 0 1 1 0</text:p>
      <text:p text:style-name="P1">1 0 1 0 0 1 0 </text:p>
      <text:p text:style-name="P1">0 0 0 0 1 1 1</text:p>
      <text:p text:style-name="P1">1 1 1 0 1 1 <text:s/></text:p>
      <text:p text:style-name="P1">0 0 1 1 0 1</text:p>
      <text:p text:style-name="P1"/>
      <text:p text:style-name="P1">anadir_individuo</text:p>
      <text:p text:style-name="P1">b4</text:p>
      <text:p text:style-name="P1">Y</text:p>
      <text:p text:style-name="P1">1 1 0 0 1 </text:p>
      <text:p text:style-name="P1">0 1 0</text:p>
      <text:p text:style-name="P1">1 0 0 0 1 0 <text:s/></text:p>
      <text:p text:style-name="P1">1 1 1 1 1 1</text:p>
      <text:p text:style-name="P1">0 0 0 0 0 0 0 </text:p>
      <text:p text:style-name="P1">1 0 1 0 1 1 1</text:p>
      <text:p text:style-name="P1">0 1 1 1 0 0 <text:s/></text:p>
      <text:p text:style-name="P1">1 0 0 1 1 0</text:p>
      <text:p text:style-name="P1">1 0 1 1 1 1 0 </text:p>
      <text:p text:style-name="P1">0 1 1 0 1 0 0</text:p>
      <text:p text:style-name="P1">1 1 1 1 1 0 <text:s/></text:p>
      <text:p text:style-name="P1">0 0 0 1 1 1</text:p>
      <text:p text:style-name="P1"/>
      <text:p text:style-name="P1">anadir_individuo</text:p>
      <text:p text:style-name="P1">a2</text:p>
      <text:p text:style-name="P1">Y</text:p>
      <text:p text:style-name="P1">1 1 0 0 1 </text:p>
      <text:p text:style-name="P1">0 1 0</text:p>
      <text:p text:style-name="P1">1 0 0 0 1 0 <text:s/></text:p>
      <text:p text:style-name="P1">1 1 1 1 1 1</text:p>
      <text:p text:style-name="P1">0 0 0 0 0 0 0 </text:p>
      <text:p text:style-name="P1">1 0 1 0 1 1 1</text:p>
      <text:p text:style-name="P1">0 1 1 1 0 0 <text:s/></text:p>
      <text:p text:style-name="P1">1 0 0 1 1 0</text:p>
      <text:p text:style-name="P1">1 0 1 1 1 1 0 </text:p>
      <text:p text:style-name="P1">0 1 1 0 1 0 0</text:p>
      <text:p text:style-name="P1">1 1 1 1 1 0 <text:s/></text:p>
      <text:p text:style-name="P1">0 0 0 1 1 1</text:p>
      <text:p text:style-name="P1"/>
      <text:p text:style-name="P1">escribir_poblacion</text:p>
      <text:p text:style-name="P1"/>
      <text:p text:style-name="P1">escribir_genotipo</text:p>
      <text:p text:style-name="P1">b4</text:p>
      <text:p text:style-name="P1"/>
      <text:p text:style-name="P1">escribir_genotipo</text:p>
      <text:p text:style-name="P1">c1</text:p>
      <text:p text:style-name="P2">completar_arbol_genealogico</text:p>
      <text:p text:style-name="P3">a1 a2 a3 $ $ a4 $ $ a5 $ a6 $ $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2</meta:generator>
  </office:meta>
</office:document-meta>
</file>